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E6000001B53EE9D5C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2pt"/>
    </style:style>
    <style:style style:name="P5" style:family="paragraph">
      <style:text-properties fo:font-size="11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89cm" svg:height="3.84cm" svg:x="23.568cm" svg:y="7.057cm">
          <draw:image xlink:href="Pictures/10000201000002E6000001B53EE9D5CB.png" xlink:type="simple" xlink:show="embed" xlink:actuate="onLoad">
            <text:p/>
          </draw:image>
        </draw:frame>
        <draw:rect draw:style-name="gr2" draw:text-style-name="P2" draw:layer="layout" svg:width="2.284cm" svg:height="3.697cm" svg:x="1.452cm" svg:y="7.43cm">
          <text:p text:style-name="P2"><text:span text:style-name="T1">App/</text:span><text:span text:style-name="T1"><text:line-break/></text:span><text:span text:style-name="T1">Routes</text:span></text:p>
        </draw:rect>
        <draw:rect draw:style-name="gr2" draw:text-style-name="P3" draw:layer="layout" svg:width="2.618cm" svg:height="3.697cm" svg:x="15.161cm" svg:y="7.431cm">
          <text:p text:style-name="P3"><text:span text:style-name="T2">Controller</text:span></text:p>
        </draw:rect>
        <draw:rect draw:style-name="gr2" draw:text-style-name="P3" draw:layer="layout" svg:width="2.569cm" svg:height="3.697cm" svg:x="4.167cm" svg:y="7.431cm">
          <text:p text:style-name="P3"><text:span text:style-name="T2">Components</text:span></text:p>
        </draw:rect>
        <draw:rect draw:style-name="gr2" draw:text-style-name="P3" draw:layer="layout" svg:width="2.284cm" svg:height="3.697cm" svg:x="7.152cm" svg:y="7.431cm">
          <text:p text:style-name="P3"><text:span text:style-name="T2">Services</text:span></text:p>
        </draw:rect>
        <draw:rect draw:style-name="gr2" draw:text-style-name="P3" draw:layer="layout" svg:width="2.284cm" svg:height="3.697cm" svg:x="9.952cm" svg:y="7.431cm">
          <text:p text:style-name="P3"><text:span text:style-name="T2">HTTP</text:span><text:span text:style-name="T2"><text:line-break/></text:span><text:span text:style-name="T2">Client</text:span></text:p>
        </draw:rect>
        <draw:rect draw:style-name="gr2" draw:text-style-name="P4" draw:layer="layout" svg:width="1.883cm" svg:height="3.697cm" svg:x="20.653cm" svg:y="7.432cm">
          <text:p text:style-name="P4">DAO<text:line-break/><text:span text:style-name="T3">Entity</text:span></text:p>
        </draw:rect>
        <draw:rect draw:style-name="gr3" draw:text-style-name="P1" draw:layer="layout" svg:width="8.534cm" svg:height="6.741cm" svg:x="14.878cm" svg:y="5.708cm" draw:corner-radius="0.5cm">
          <text:p text:style-name="P1">SPRING BOOT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rect>
        <draw:rect draw:style-name="gr3" draw:text-style-name="P1" draw:layer="layout" svg:width="11.647cm" svg:height="6.741cm" svg:x="1.182cm" svg:y="5.708cm" draw:corner-radius="0.5cm">
          <text:p text:style-name="P1">ANGULAR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rect>
        <draw:g>
          <draw:rect draw:style-name="gr3" draw:text-style-name="P3" draw:layer="layout" svg:width="1.921cm" svg:height="1.921cm" svg:x="24.038cm" svg:y="8.283cm" draw:corner-radius="0.5cm">
            <text:p text:style-name="P1"><text:span text:style-name="T2">MySQL</text:span></text:p>
          </draw:rect>
          <draw:rect draw:style-name="gr4" draw:text-style-name="P1" draw:layer="layout" svg:width="1.776cm" svg:height="0.399cm" svg:x="24.11cm" svg:y="8.328cm" draw:corner-radius="0.5cm">
            <text:p/>
          </draw:rect>
        </draw:g>
        <draw:custom-shape draw:style-name="gr5" draw:text-style-name="P1" draw:layer="layout" svg:width="2.174cm" svg:height="1.232cm" svg:x="12.797cm" svg:y="8.37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2.174cm" svg:height="1.232cm" draw:transform="rotate (3.13897465971121) translate (14.978cm 10.71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1.684cm" svg:height="0.954cm" svg:x="22.397cm" svg:y="8.373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1.685cm" svg:height="0.954cm" draw:transform="rotate (3.13897465971121) translate (24.087cm 10.184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2" draw:text-style-name="P4" draw:layer="layout" svg:width="2.162cm" svg:height="3.697cm" svg:x="18.121cm" svg:y="7.432cm">
          <text:p text:style-name="P4">Services</text:p>
        </draw:rect>
        <draw:frame draw:style-name="gr6" draw:text-style-name="P5" draw:layer="layout" svg:width="2.195cm" svg:height="1.123cm" svg:x="23.898cm" svg:y="5.975cm">
          <draw:text-box>
            <text:p text:style-name="P5">GOOGLE<text:line-break/>CLOU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6-15T11:33:51.45</meta:creation-date>
    <dc:date>2022-06-15T15:31:17.21</dc:date>
    <meta:editing-duration>PT46M51S</meta:editing-duration>
    <meta:editing-cycles>6</meta:editing-cycles>
    <meta:generator>OpenOffice/4.1.5$Win32 OpenOffice.org_project/415m1$Build-9789</meta:generator>
    <meta:document-statistic meta:object-count="18"/>
  </office:meta>
</office:document-meta>
</file>